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Text_20_body" style:list-style-name="L8"/>
    <style:style style:name="P5" style:family="paragraph" style:parent-style-name="Text_20_body" style:list-style-name="L9"/>
    <style:style style:name="P6" style:family="paragraph" style:parent-style-name="Text_20_body" style:list-style-name="L8">
      <style:paragraph-properties fo:margin-top="0cm" fo:margin-bottom="0cm"/>
    </style:style>
    <style:style style:name="P7" style:family="paragraph" style:parent-style-name="Text_20_body" style:list-style-name="L9">
      <style:paragraph-properties fo:margin-top="0cm" fo:margin-bottom="0cm"/>
    </style:style>
    <style:style style:name="P8" style:family="paragraph" style:parent-style-name="Text_20_body" style:list-style-name="L2">
      <style:paragraph-properties fo:margin-top="0cm" fo:margin-bottom="0cm"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9" style:family="paragraph" style:parent-style-name="Text_20_body" style:list-style-name="L3">
      <style:paragraph-properties fo:margin-top="0cm" fo:margin-bottom="0cm"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0" style:family="paragraph" style:parent-style-name="Text_20_body" style:list-style-name="L4">
      <style:paragraph-properties fo:margin-top="0cm" fo:margin-bottom="0cm"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1" style:family="paragraph" style:parent-style-name="Text_20_body" style:list-style-name="L2">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2" style:family="paragraph" style:parent-style-name="Text_20_body" style:list-style-name="L3">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3" style:family="paragraph" style:parent-style-name="Text_20_body" style:list-style-name="L4">
      <style:paragraph-properties fo:background-color="transparent">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4" style:family="paragraph" style:parent-style-name="Heading_20_1">
      <style:paragraph-properties fo:text-align="center" style:justify-single-word="false"/>
    </style:style>
    <style:style style:name="P15" style:family="paragraph" style:parent-style-name="Heading_20_3">
      <style:paragraph-properties fo:text-align="start" style:justify-single-word="false"/>
      <style:text-properties fo:font-variant="normal" fo:text-transform="none" fo:color="#000000" style:text-line-through-style="none" style:font-name="Arial1" fo:font-size="14pt" fo:font-style="normal" style:text-underline-style="none" fo:font-weight="bold" style:text-blinking="false" fo:background-color="transparent"/>
    </style:style>
    <style:style style:name="P16" style:family="paragraph" style:parent-style-name="Heading_20_3">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Multithreading</text:h>
      <text:p text:style-name="P1"/>
      <text:list xml:id="list41180252" text:style-name="L1">
        <text:list-item>
          <text:p text:style-name="P3">Relativ tid.</text:p>
        </text:list-item>
        <text:list-item>
          <text:p text:style-name="P3">Synkronisering.</text:p>
        </text:list-item>
      </text:list>
      <text:p text:style-name="P1"><text:s/></text:p>
      <text:p text:style-name="P1">Anvendelse, realisering, fordele og ulemper,</text:p>
      <text:p text:style-name="P1">anvendelsesområder, implementation af multi-threading</text:p>
      <text:p text:style-name="P1">(kerneniveau vs. brugerniveau), proces- og tråd-kontrolblok,</text:p>
      <text:p text:style-name="P1">trådskift.</text:p>
      <text:p text:style-name="P1"/>
      <text:h text:style-name="P15" text:outline-level="3"><text:bookmark text:name="internal-source-marker_0.8017175370285557"/>2. Multithreading</text:h>
      <text:list xml:id="list41164200" text:style-name="L2">
        <text:list-item>
          <text:p text:style-name="P8">Multithreading</text:p>
          <text:list>
            <text:list-item>
              <text:p text:style-name="P8">Definition</text:p>
              <text:list>
                <text:list-item>
                  <text:p text:style-name="P8">En opdeling af processer i flere tråde</text:p>
                </text:list-item>
                <text:list-item>
                  <text:p text:style-name="P8">Altid mindst én tråd pr process</text:p>
                  <text:list>
                    <text:list-item>
                      <text:p text:style-name="P8">Gælder også systemer uden understøttelse af tråde</text:p>
                    </text:list-item>
                  </text:list>
                </text:list-item>
              </text:list>
            </text:list-item>
            <text:list-item>
              <text:p text:style-name="P11">Threading bruges til</text:p>
            </text:list-item>
          </text:list>
        </text:list-item>
      </text:list>
      <text:list xml:id="list41175324" text:style-name="L3">
        <text:list-item>
          <text:list>
            <text:list-item>
              <text:list>
                <text:list-item>
                  <text:p text:style-name="P9">I stedet for at Word fx. kun har én process til at tælle sider, holde styr på markøren, holde styr på siderne (hvor de skal deles) og skrive.</text:p>
                </text:list-item>
                <text:list-item>
                  <text:p text:style-name="P9">Word kan arbejde med mange processer (eller threads) om en delt hukommelse.</text:p>
                </text:list-item>
                <text:list-item>
                  <text:p text:style-name="P9">Lavere responstid</text:p>
                  <text:list>
                    <text:list-item>
                      <text:p text:style-name="P9">Fx. kan word tage imod bruger input imens den holder styr på siderne, uden at brugeren mærker det på input, fordi de input threaded ikke er afhængigt af holde styr på siderne threaded.</text:p>
                    </text:list-item>
                  </text:list>
                </text:list-item>
                <text:list-item>
                  <text:p text:style-name="P9">Bedre arkitektur</text:p>
                  <text:list>
                    <text:list-item>
                      <text:p text:style-name="P12">Threads behøver ikke at afhænge af hvor de skal startes, for man kan altid sætte dem på pause eller stoppe dem, giver mere kontrol og gør det nemmere at opsætte en overskuelig arkitektur.</text:p>
                    </text:list-item>
                  </text:list>
                </text:list-item>
              </text:list>
            </text:list-item>
          </text:list>
        </text:list-item>
      </text:list>
      <text:list xml:id="list41170783" text:style-name="L4">
        <text:list-item>
          <text:p text:style-name="P10">Multiprogrammering</text:p>
          <text:list>
            <text:list-item>
              <text:p text:style-name="P10">Definition</text:p>
              <text:list>
                <text:list-item>
                  <text:p text:style-name="P10">Opdeling af tasks, der kan udføres samtidigt på delte processer</text:p>
                </text:list-item>
                <text:list-item>
                  <text:p text:style-name="P10">Implementeres ved hurtige skift mellem de enkelte tasks</text:p>
                </text:list-item>
              </text:list>
            </text:list-item>
          </text:list>
        </text:list-item>
        <text:list-item>
          <text:p text:style-name="P10">Synchronisation threads imellem</text:p>
          <text:list>
            <text:list-item>
              <text:p text:style-name="P10">To processer har det samme dokument åbent, de indlæser begge dokumentet for hurtigere tilgang til dokumentet. Den første process er færdig og gemmer dokumentet, når den anden process er færdig har den en forældet version af dokumentet og overskriver dermed de ændringer den første process lavede.</text:p>
            </text:list-item>
            <text:list-item>
              <text:p text:style-name="P10">Fix</text:p>
              <text:list>
                <text:list-item>
                  <text:p text:style-name="P10">Gem dato for seneste opdatering på filen (i headeren)</text:p>
                  <text:list>
                    <text:list-item>
                      <text:p text:style-name="P10">Så er anden process bare nød til at genindlæse filen og lave alle sine ændringer om.</text:p>
                    </text:list-item>
                  </text:list>
                </text:list-item>
                <text:list-item>
                  <text:p text:style-name="P10">Lad kun én process åbne dokumentet ad gangen.</text:p>
                  <text:list>
                    <text:list-item>
                      <text:p text:style-name="P10">Kan give problemer hvis process kun åbner filen for at indlæse den i dokumentet, da det giver samme problem som til at starte med.</text:p>
                    </text:list-item>
                    <text:list-item>
                      <text:p text:style-name="P10"><text:soft-page-break/>Vil kun fungere, hvis processen eksklusivt har adgang til filen indtil den har den har opdateret filen, eller er færdig med at skrive til den.</text:p>
                    </text:list-item>
                  </text:list>
                </text:list-item>
                <text:list-item>
                  <text:p text:style-name="P10">Disse fix er gode nok, hvis man taler om en process der arbejder med dokumenter.</text:p>
                </text:list-item>
                <text:list-item>
                  <text:p text:style-name="P10">Men et problem kan opstå så snart man skal til at arbejde med threads</text:p>
                  <text:list>
                    <text:list-item>
                      <text:p text:style-name="P10">Shared Memory</text:p>
                      <text:list>
                        <text:list-item>
                          <text:p text:style-name="P10">Når man fx vil forhøje en værdi, skal værdien først i et processor register, så skal registeret forhøjes og til sidst skal det gæmmes tilbage i hukommelsen.</text:p>
                        </text:list-item>
                        <text:list-item>
                          <text:p text:style-name="P10">Et problem kan opstå, hvis et andet thread eller en anden process vil skrive til den samme del af hukommelsen.</text:p>
                        </text:list-item>
                        <text:list-item>
                          <text:p text:style-name="P10">Multithreading, hvor den samme værdi optælles af to threads</text:p>
                        </text:list-item>
                        <text:list-item>
                          <text:p text:style-name="P13">Kan fixes med semaforer</text:p>
                        </text:list-item>
                      </text:list>
                    </text:list-item>
                  </text:list>
                </text:list-item>
              </text:list>
            </text:list-item>
          </text:list>
        </text:list-item>
      </text:list>
      <text:p text:style-name="P1"/>
      <text:p text:style-name="P1">Se evt. Noter om p<text:span text:style-name="T2">rocesser og tråde</text:span></text:p>
      <text:p text:style-name="P1"><text:span text:style-name="T2">Andet:</text:span></text:p>
      <text:p text:style-name="P1"><text:span text:style-name="T1">Multithreading</text:span> computers have hardware support to efficiently execute multiple <text:a xlink:type="simple" xlink:href="http://en.wikipedia.org/wiki/Thread_%28computer_science%29">threads</text:a>. These are distinguished from <text:a xlink:type="simple" xlink:href="http://en.wikipedia.org/wiki/Multiprocessing">multiprocessing</text:a> systems (such as <text:a xlink:type="simple" xlink:href="http://en.wikipedia.org/wiki/Multi-core">multi-core</text:a> systems) in that the threads have to share the resources of a single core: the computing units, the <text:a xlink:type="simple" xlink:href="http://en.wikipedia.org/wiki/CPU_cache">CPU caches</text:a> and the <text:a xlink:type="simple" xlink:href="http://en.wikipedia.org/wiki/Translation_lookaside_buffer">translation lookaside buffer</text:a> (TLB). Where multiprocessing systems include multiple complete processing units, multithreading aims to increase utilization of a single core by using thread-level as well as instruction-level parallelism. As the two techniques are complementary, they are sometimes combined in systems with multiple multithreading CPUs and in CPUs with multiple multithreading cores. </text:p>
      <text:h text:style-name="P16" text:outline-level="3"><text:bookmark text:name="Advantages"/>Advantages</text:h>
      <text:p text:style-name="Text_20_body">Some advantages include:</text:p>
      <text:list xml:id="list41211001" text:style-name="L8">
        <text:list-item>
          <text:p text:style-name="P6">If a thread gets a lot of cache misses, the other thread(s) can continue, taking advantage of the unused computing resources, which thus can lead to faster overall execution, as these resources would have been idle if only a single thread was executed. </text:p>
        </text:list-item>
        <text:list-item>
          <text:p text:style-name="P6">If a thread cannot use all the computing resources of the CPU (because instructions depend on each other's result), running another thread permits to not leave these idle. </text:p>
        </text:list-item>
        <text:list-item>
          <text:p text:style-name="P4">If several threads work on the same set of data, they can actually share their cache, leading to better cache usage or synchronization on its values. </text:p>
        </text:list-item>
      </text:list>
      <text:h text:style-name="P16" text:outline-level="3"><text:bookmark text:name="Disadvantages"/>Disadvantages</text:h>
      <text:p text:style-name="Text_20_body">Some criticisms of multithreading include:</text:p>
      <text:list xml:id="list41208275" text:style-name="L9">
        <text:list-item>
          <text:p text:style-name="P7">Multiple threads can interfere with each other when sharing hardware resources such as <text:a xlink:type="simple" xlink:href="http://en.wikipedia.org/wiki/Cache">caches</text:a> or <text:a xlink:type="simple" xlink:href="http://en.wikipedia.org/wiki/Translation_lookaside_buffer">translation lookaside buffers</text:a> (TLBs). </text:p>
        </text:list-item>
        <text:list-item>
          <text:p text:style-name="P7">Execution times of a single thread are not improved but can be degraded, even when only one thread is executing. This is due to slower frequencies and/or additional pipeline stages that are necessary to accommodate thread-switching hardware. </text:p>
        </text:list-item>
        <text:list-item>
          <text:p text:style-name="P5">Hardware support for multithreading is more visible to software, thus requiring more changes to both application programs and operating systems than Multiprocessing.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6M35S</meta:editing-duration>
    <meta:editing-cycles>7</meta:editing-cycles>
    <meta:generator>OpenOffice.org/3.3$Win32 OpenOffice.org_project/330m20$Build-9567</meta:generator>
    <dc:date>2011-06-09T21:09:31.70</dc:date>
    <dc:creator>Simon Frandsen</dc:creator>
    <meta:document-statistic meta:table-count="0" meta:image-count="0" meta:object-count="0" meta:page-count="2" meta:paragraph-count="53" meta:word-count="725" meta:character-count="4412"/>
    <meta:user-defined meta:name="Info 1"/>
    <meta:user-defined meta:name="Info 2"/>
    <meta:user-defined meta:name="Info 3"/>
    <meta:user-defined meta:name="Info 4"/>
  </office:meta>
</office:document-meta>
</file>